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DITS</text:p>
      <text:p text:style-name="Standard"/>
      <text:p text:style-name="Standard"/>
      <text:p text:style-name="Standard">Art &amp; animation</text:p>
      <text:p text:style-name="Standard">Stefan Milenkovic</text:p>
      <text:p text:style-name="Standard">Sarah Pochon</text:p>
      <text:p text:style-name="Standard"/>
      <text:p text:style-name="Standard">Programming</text:p>
      <text:p text:style-name="Standard">Quentin Bouttefeux</text:p>
      <text:p text:style-name="Standard">Brandon Gonzalez </text:p>
      <text:p text:style-name="Standard">Hazal Topal</text:p>
      <text:p text:style-name="Standard"/>
      <text:p text:style-name="Standard">Sound design</text:p>
      <text:p text:style-name="Standard">Besnik Perteshi</text:p>
      <text:p text:style-name="Standard"/>
      <text:p text:style-name="Standard">Game &amp; level design</text:p>
      <text:p text:style-name="Standard">Quentin Bouttefeux</text:p>
      <text:p text:style-name="Standard">Brandon Gonzalez</text:p>
      <text:p text:style-name="Standard">Stefan Milenkovic</text:p>
      <text:p text:style-name="Standard">Sarah Pochon</text:p>
      <text:p text:style-name="Standard">Hazal Topal</text:p>
      <text:p text:style-name="Standard"/>
      <text:p text:style-name="Standard"/>
      <text:p text:style-name="Standard"/>
      <text:p text:style-name="Standard"/>
      <text:p text:style-name="Standard">Special thanks</text:p>
      <text:p text:style-name="Standard">Epic Game Jam Staff for this epic week-end, food &amp; drinks</text:p>
      <text:p text:style-name="Standard">Brandon &amp; Hazal for the delicious cookies &amp; waffles</text:p>
      <text:p text:style-name="Standard">The fans for their cool attitude</text:p>
      <text:p text:style-name="Standard">Obama for his presence in the themes (teams?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Pochon</meta:initial-creator>
    <meta:creation-date>2016-07-03T15:25:20.38</meta:creation-date>
    <dc:date>2016-07-03T15:44:58.80</dc:date>
    <dc:creator>Sarah Pochon</dc:creator>
    <meta:editing-duration>PT19M3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1" meta:word-count="69" meta:character-count="427"/>
  </office:meta>
</office:document-meta>
</file>